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4250" officeooo:paragraph-rsid="00194250"/>
    </style:style>
    <style:style style:name="P2" style:family="paragraph" style:parent-style-name="Standard">
      <style:paragraph-properties fo:text-align="center" style:justify-single-word="false"/>
      <style:text-properties fo:font-size="14pt" fo:font-weight="bold" officeooo:rsid="00194250" officeooo:paragraph-rsid="00194250"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officeooo:rsid="00194250" officeooo:paragraph-rsid="001bd0c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94250" officeooo:paragraph-rsid="001c33a0"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bd0cf" officeooo:paragraph-rsid="001c33a0" style:font-size-asian="10.5pt" style:font-weight-asian="normal" style:font-size-complex="12pt" style:font-weight-complex="normal"/>
    </style:style>
    <style:style style:name="T1" style:family="text">
      <style:text-properties style:text-position="super 58%"/>
    </style:style>
    <style:style style:name="T2" style:family="text">
      <style:text-properties style:text-position="0% 100%"/>
    </style:style>
    <style:style style:name="T3" style:family="text">
      <style:text-properties officeooo:rsid="001acf7b"/>
    </style:style>
    <style:style style:name="T4" style:family="text">
      <style:text-properties officeooo:rsid="001c33a0"/>
    </style:style>
    <style:style style:name="T5" style:family="text">
      <style:text-properties officeooo:rsid="001caa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niel Trierweiler</text:p>
      <text:p text:style-name="P1">CS 290, Winter Quarter 2017</text:p>
      <text:p text:style-name="P1">March 5<text:span text:style-name="T1">th</text:span>, 2017</text:p>
      <text:p text:style-name="P1"/>
      <text:p text:style-name="P2">Activity: Practice!</text:p>
      <text:p text:style-name="P2"/>
      <text:p text:style-name="P4"><text:tab/><text:span text:style-name="T3">I decided to implement the problem proposed: let the user enter in their task, and the city and desired temperature to complete that task. After the user entered in the required information, the program would gather the city’s current temperature from the open weather map API, and display the task in green if it should be completed, or, display the task in red if otherwise. The program was able perform most of the required functionality, however, it was probably executed in an inefficient manner. I had an issue dealing with the asynchronous nature of Node.js. In particular my program would display the to-do list before a response was returned from the open weather map API. To get around this issue I created a separate function that would render the list, and that function was called after a response was acquired from the API. <text:s/>I could not figure out how to create a conditional if statement in handlebars to switch between a green or red header color, and as a result the header colors are the same.</text:span></text:p>
      <text:p text:style-name="P3"><text:span text:style-name="T3"><text:s/></text:span></text:p>
      <text:p text:style-name="P5"><text:tab/>My experience from completing the How To Guide, helped me address the asynchronous issue I was experiencing. For the How To Guide I used the request module to make calls to the Yelp API, and would display the response <text:span text:style-name="T5">afterward.</text:span> I used the same solution for this activity as I did for that assignment, which was making a function call to display the results after a response was returned from the request. I don’t quite understand how promises work, and this solution seemed to be the best route to complete the assignment. <text:s/>Google was my main resource while <text:span text:style-name="T4">addressing the handlebars issue. What I learned was that handlebars can only handle conditionals with a single variable, and I could not find any resources to help me switch header colors. </text:span></text:p>
      <text:p text:style-name="P5"/>
      <text:p text:style-name="P5"><text:span text:style-name="T4"><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5T23:06:02.442000000</meta:creation-date>
    <dc:date>2017-03-05T23:53:41.039000000</dc:date>
    <meta:editing-duration>PT5M5S</meta:editing-duration>
    <meta:editing-cycles>2</meta:editing-cycles>
    <meta:generator>LibreOffice/5.1.3.2$Windows_x86 LibreOffice_project/644e4637d1d8544fd9f56425bd6cec110e49301b</meta:generator>
    <meta:document-statistic meta:table-count="0" meta:image-count="0" meta:object-count="0" meta:page-count="1" meta:paragraph-count="8" meta:word-count="317" meta:character-count="1842" meta:non-whitespace-character-count="1524"/>
  </office:meta>
</office:document-meta>
</file>